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ugs:</text:span></text:p>
      <text:list text:style-name="L2">
        <text:list-item>
          <text:p text:style-name="P2"><text:span text:style-name="T2">Method</text:span><text:span text:style-name="T3">:<text:s text:c="2"/></text:span><text:span text:style-name="T4">When i run the app it through me "Method Not Allowed" error.<text:line-break/></text:span><text:span text:style-name="T5">Solution :<text:s/></text:span><text:span text:style-name="T6">here the method defined is "POST",<text:s text:c="2"/>here the requirement is to create a route which listen to both "GET" as well as "POST" method.</text:span><text:span text:style-name="T7"><text:line-break/><text:line-break/>Note:<text:s/></text:span><text:span text:style-name="T8">If you use only GET method,<text:s text:c="2"/>the application work fine, but the Note which we input will appear in the url query parameters. Hence it is better to choose POST method while returning something.</text:span><text:span text:style-name="T9"><text:line-break/><text:line-break/></text:span></text:p>
        </text:list-item>
        <text:list-item>
          <text:p text:style-name="P2"><text:span text:style-name="T9">Adding empty note:<text:s/></text:span><text:span text:style-name="T10">When I try Click on button "Add Note" without adding any text in input box, It will add empty Note.<text:line-break/></text:span><text:span text:style-name="T11">Solution:<text:s/></text:span><text:span text:style-name="T12">here i have used if condition {% if note!="" %} means add note if it is not empty and display in the form of unorded list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